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c79" officeooo:paragraph-rsid="00154c79"/>
    </style:style>
    <style:style style:name="P2" style:family="paragraph" style:parent-style-name="Standard">
      <style:text-properties officeooo:paragraph-rsid="00154c79"/>
    </style:style>
    <style:style style:name="P3" style:family="paragraph" style:parent-style-name="Standard">
      <style:text-properties officeooo:rsid="00173e82" officeooo:paragraph-rsid="00173e82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Menlo" fo:font-size="10.5pt" fo:letter-spacing="normal" fo:language="en" fo:country="US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Menlo" fo:font-size="10.5pt" fo:letter-spacing="normal" fo:language="en" fo:country="US" fo:font-style="italic" style:text-underline-style="solid" style:text-underline-width="auto" style:text-underline-color="font-color" fo:font-weight="bold"/>
    </style:style>
    <style:style style:name="P6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Menlo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Menlo" fo:font-size="10.5pt" fo:letter-spacing="normal" fo:font-style="normal" fo:font-weight="normal"/>
    </style:style>
    <style:style style:name="P8" style:family="paragraph" style:parent-style-name="Text_20_body" style:list-style-name="L3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Menlo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0626in" loext:contextual-spacing="false" style:line-height-at-least="0.198in" fo:orphans="2" fo:widows="2" fo:text-indent="0in" style:auto-text-indent="false" fo:padding="0in" fo:border="none"/>
      <style:text-properties fo:font-variant="normal" fo:text-transform="none" fo:color="#232323" style:font-name="Verdana" fo:font-size="9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0626in" loext:contextual-spacing="false" style:line-height-at-least="0.198in" fo:orphans="2" fo:widows="2" fo:text-indent="0in" style:auto-text-indent="false" fo:padding="0in" fo:border="none"/>
    </style:style>
    <style:style style:name="P11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Menlo" fo:font-size="10.5pt" fo:letter-spacing="normal" fo:font-style="normal" fo:font-weight="normal"/>
    </style:style>
    <style:style style:name="P12" style:family="paragraph" style:parent-style-name="Text_20_body" style:list-style-name="L2">
      <style:paragraph-properties fo:margin-top="0in" fo:margin-bottom="0.1043in" loext:contextual-spacing="false" fo:orphans="2" fo:widows="2"/>
      <style:text-properties fo:font-variant="normal" fo:text-transform="none" fo:color="#333333" style:font-name="Menlo" fo:font-size="10.5pt" fo:letter-spacing="normal" fo:font-style="normal" fo:font-weight="normal"/>
    </style:style>
    <style:style style:name="T1" style:family="text">
      <style:text-properties officeooo:rsid="00154c79"/>
    </style:style>
    <style:style style:name="T2" style:family="text">
      <style:text-properties fo:font-style="italic"/>
    </style:style>
    <style:style style:name="T3" style:family="text">
      <style:text-properties fo:font-size="7.5pt"/>
    </style:style>
    <style:style style:name="T4" style:family="text">
      <style:text-properties fo:font-size="7.5pt" fo:font-style="italic"/>
    </style:style>
    <style:style style:name="T5" style:family="text">
      <style:text-properties fo:font-variant="normal" fo:text-transform="none" fo:color="#333333" style:font-name="Menlo" fo:font-size="10.5pt" fo:letter-spacing="normal" fo:language="en" fo:country="US" fo:font-style="normal" fo:font-weight="normal"/>
    </style:style>
    <style:style style:name="T6" style:family="text">
      <style:text-properties fo:font-variant="normal" fo:text-transform="none" fo:color="#333333" style:font-name="Menlo" fo:font-size="10.5pt" fo:letter-spacing="normal" fo:language="en" fo:country="US" fo:font-style="italic" fo:font-weight="normal"/>
    </style:style>
    <style:style style:name="T7" style:family="text">
      <style:text-properties fo:font-variant="normal" fo:text-transform="none" fo:color="#333333" style:font-name="Menlo" fo:font-size="7.5pt" fo:letter-spacing="normal" fo:language="en" fo:country="US" fo:font-style="italic" fo:font-weight="normal"/>
    </style:style>
    <style:style style:name="T8" style:family="text">
      <style:text-properties fo:font-variant="normal" fo:text-transform="none" fo:color="#232323" style:font-name="Verdana" fo:font-size="9pt" fo:letter-spacing="normal" fo:font-style="normal" fo:font-weight="normal"/>
    </style:style>
    <style:style style:name="T9" style:family="text">
      <style:text-properties style:text-position="-33% 80%"/>
    </style:style>
    <style:style style:name="T10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Đề kiểm tra:</text:p>
      <text:p text:style-name="P1"/>
      <text:p text:style-name="P2"><text:span text:style-name="T1">Bài 1: </text:span><text:span text:style-name="T5">An và Bình là hai anh em. Ba của An sau chuyến đi công tác xa nhà trở về, mua cho An và Bình N gói kẹo, gói thứ </text:span><text:span text:style-name="T6">i</text:span><text:span text:style-name="T5"> có </text:span><text:span text:style-name="T6">A</text:span><text:span text:style-name="T7">i</text:span><text:span text:style-name="T5"> viên kẹo.</text:span></text:p>
      <text:p text:style-name="P4">Để tránh việc tranh giành kẹo lẫn nhau, ba của An đã thống nhất việc chia kẹo theo cách sau:</text:p>
      <text:list xml:id="list78549263" text:style-name="L1">
        <text:list-item>
          <text:p text:style-name="P6">Trước hết, ba của An chọn ra một số nguyên k (với 1 ≤ k ≤ N).</text:p>
        </text:list-item>
        <text:list-item>
          <text:p text:style-name="P11">An sẽ được chia các gói kẹo từ 1 đến k. Phần còn lại (các gói kẹo từ k + 1 đến N) sẽ được chia cho Bình.</text:p>
        </text:list-item>
      </text:list>
      <text:p text:style-name="P4">Để tránh sự phân bua giữa hai anh em, ba của An muốn lựa chọn chỉ số k sao cho chênh lệch giữa tổng số lượng viên kẹo của hai anh em là nhỏ nhất có thể. Hãy giúp ông thực hiện điều này.</text:p>
      <text:p text:style-name="P5">Dữ liệu</text:p>
      <text:list xml:id="list4159086335" text:style-name="L2">
        <text:list-item>
          <text:p text:style-name="P7">Dòng đầu tiên gồm số nguyên N (2 ≤ N ≤ 200000) - số gói kẹo.</text:p>
        </text:list-item>
        <text:list-item>
          <text:p text:style-name="P12">Dòng thứ hai gồm N số nguyên <text:span text:style-name="T2">A</text:span><text:span text:style-name="T4">1</text:span><text:span text:style-name="T2">,A</text:span><text:span text:style-name="T4">2</text:span><text:span text:style-name="T2">,...,A</text:span><text:span text:style-name="T4">N</text:span> (1 ≤ <text:span text:style-name="T2">A</text:span><text:span text:style-name="T4">i</text:span><text:span text:style-name="T3"> </text:span>≤ 10<text:span text:style-name="T3">9</text:span>) - số viên kẹo trong từng gói kẹo.</text:p>
        </text:list-item>
      </text:list>
      <text:p text:style-name="P5">Kết quả</text:p>
      <text:list xml:id="list1265688402" text:style-name="L3">
        <text:list-item>
          <text:p text:style-name="P8">In ra chênh lệch lượng kẹo nhỏ nhất có thể.</text:p>
        </text:list-item>
      </text:list>
      <text:p text:style-name="P1">Ví dụ:</text:p>
      <text:p text:style-name="P1">Đầu vào:</text:p>
      <text:p text:style-name="P1">5</text:p>
      <text:p text:style-name="P1">5 1 3 2 6</text:p>
      <text:p text:style-name="P1">Đầu ra: 1</text:p>
      <text:p text:style-name="P1"/>
      <text:p text:style-name="P1">Đầu vào:</text:p>
      <text:p text:style-name="P1">6 </text:p>
      <text:p text:style-name="P1">4 5 3 6 1 2</text:p>
      <text:p text:style-name="P1">đầu ra:</text:p>
      <text:p text:style-name="P1">3</text:p>
      <text:p text:style-name="P1"/>
      <text:p text:style-name="P1">Đầu vào:</text:p>
      <text:p text:style-name="P1">2</text:p>
      <text:p text:style-name="P1">100 100</text:p>
      <text:p text:style-name="P1">Đầu ra:</text:p>
      <text:p text:style-name="P1">0</text:p>
      <text:p text:style-name="P1"/>
      <text:p text:style-name="P1"/>
      <text:p text:style-name="P1">Bài 2: Viết chương trình nhập vào một mảng. Hãy chia mảng đã cho thành 2 phần, sao cho phần thứ nhất có số phần tử bằng 30% mảng ban đầu, mảng còn lại có số phần tử là 70% mảng ban đầu. Lưu ý: việc chia mảng hoàn toàn là ngẫu nhiên.</text:p>
      <text:p text:style-name="P1"/>
      <text:p text:style-name="P2"><text:span text:style-name="T1">Bài 3: </text:span><text:span text:style-name="T8">Một số nguyên dạng Palindrome là số mà đọc từ trái qua phải hay từ phải qua trái đều giống nhau, ví dụ các số Palindrome: 101, 22, 123321.</text:span></text:p>
      <text:p text:style-name="P9">Nhập vào một mảng n số nguyên a<text:span text:style-name="T9">1</text:span>, a<text:span text:style-name="T9">2</text:span>, ... a<text:span text:style-name="T9">n</text:span>. Hãy in ra các số Palindrome theo đúng thứ tự nhập.</text:p>
      <text:p text:style-name="P10"><text:span text:style-name="Strong_20_Emphasis"><text:span text:style-name="T8">Dữ liệu nhập:</text:span></text:span></text:p>
      <text:p text:style-name="P9">- Dòng thứ nhất là chiều dài n của mảng (1&lt;= n &lt;= 1000)</text:p>
      <text:p text:style-name="P9"><text:soft-page-break/>- Dòng thứ hai gồm n số nguyên a<text:span text:style-name="T9">1</text:span>, a<text:span text:style-name="T9">2</text:span>, a<text:span text:style-name="T9">3</text:span>, ... a<text:span text:style-name="T9">n</text:span> (0&lt;= a<text:span text:style-name="T9">i</text:span> &lt;= 10<text:span text:style-name="T10">9</text:span>), mỗi số cách nhau một khoảng trắng.</text:p>
      <text:p text:style-name="P10"><text:span text:style-name="Strong_20_Emphasis"><text:span text:style-name="T8">Dữ liệu xuất:</text:span></text:span></text:p>
      <text:p text:style-name="P9">- Là một dòng duy nhất chứa các số nguyên Palindrome theo đúng thứ tự nhập, mỗi số cách nhau một khoảng trắng</text:p>
      <text:p text:style-name="P3">Ví dụ:</text:p>
      <text:p text:style-name="P3">Đầu vào:</text:p>
      <text:p text:style-name="P3">6</text:p>
      <text:p text:style-name="P3">1 13 27 22 1221 556</text:p>
      <text:p text:style-name="P3">đầu ra:</text:p>
      <text:p text:style-name="P3">1 22 12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04:13.734228546</meta:creation-date>
    <dc:date>2019-11-09T14:45:47.656503062</dc:date>
    <meta:editing-duration>PT3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426" meta:character-count="1702" meta:non-whitespace-character-count="1320"/>
  </office:meta>
</office:document-meta>
</file>